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fo:font-size="28pt" style:font-size-asian="28pt" style:font-size-complex="28pt"/>
    </style:style>
    <style:style style:name="P3" style:family="paragraph" style:parent-style-name="Preformatted_20_Text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Preformatted_20_Text" style:master-page-name="First_20_Page">
      <style:paragraph-properties fo:text-align="center" style:justify-single-word="false" style:page-number="auto"/>
      <style:text-properties fo:font-size="28pt" style:font-size-asian="28pt" style:font-size-complex="28pt"/>
    </style:style>
    <style:style style:name="P9" style:family="paragraph" style:parent-style-name="Heading_20_1">
      <style:paragraph-properties fo:break-before="pag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>CS488 – Assignment 3</text:p>
      <text:p text:style-name="P2"/>
      <text:p text:style-name="P2"/>
      <text:p text:style-name="P1"/>
      <text:p text:style-name="P3">Alexander Klen</text:p>
      <text:p text:style-name="P3"/>
      <text:p text:style-name="P3">ayklen 20372654</text:p>
      <text:p text:style-name="P3"/>
      <text:p text:style-name="P3"/>
      <text:p text:style-name="P3"/>
      <text:p text:style-name="P3">June 20, 2014</text:p>
      <text:p text:style-name="P1"/>
      <text:h text:style-name="P9" text:outline-level="1">Manual</text:h>
      <text:h text:style-name="Heading_20_2" text:outline-level="2">Program Description</text:h>
      <text:p text:style-name="Text_20_body">This program renders a puppet whos joints can be rotated to put the puppet in a variety of poses. It also lets you use a virtual trackball to manipulate the orientation and position of the puppet.</text:p>
      <text:h text:style-name="Heading_20_2" text:outline-level="2">Controls</text:h>
      <text:p text:style-name="Standard">In Position/Orientation mode, use the left button to pan the view, the middle mouse button and vertical motion to zoom, and the right button to rotate the puppet using a virtual trackball.</text:p>
      <text:p text:style-name="Standard"/>
      <text:p text:style-name="Standard">In Joint mode, left click on limbs to toggle their selection (selected limbs will blink white), use the middle button with vertical motion to rotate selected joints about the x-axis, and use the right button with horizontal motion to rotate selected joints about the y-axis.</text:p>
      <text:h text:style-name="Heading_20_2" text:outline-level="2">Menu Items</text:h>
      <text:list xml:id="list921761815" text:style-name="L4">
        <text:list-item>
          <text:p text:style-name="P5">Under the Application menu you'll find the several reset commands and the quit command. All shortcut keys are displayed beside the menu item.</text:p>
        </text:list-item>
        <text:list-item>
          <text:p text:style-name="P5">Under the Mode menu, you'll be able to switch between Position/Orientation ('P') and Joint Mode ('J').</text:p>
        </text:list-item>
        <text:list-item>
          <text:p text:style-name="P5">Under the Edit menu you can Undo ('U') and Redo ('R') changes to joint rotations.</text:p>
        </text:list-item>
        <text:list-item>
          <text:p text:style-name="P5">Under the Options menu you can toggle several view settings.</text:p>
        </text:list-item>
      </text:list>
      <text:h text:style-name="Heading_20_2" text:outline-level="2">Changes to Scene Graph Data Structure</text:h>
      <text:p text:style-name="Text_20_body">I added several recursive functions that traverse the scene graph and let nodes modify themselves based off of events. I could have implemented these by maintaining a list of joints, or a list of selected nodes, but decided it would be easier if everything just operated on a single tree.</text:p>
      <text:p text:style-name="Text_20_body">I used an extra root node created in the program to hold position/orientation transformations.</text:p>
      <text:p text:style-name="Text_20_body">Following are the specific changes I made to the given scene graph:</text:p>
      <text:list xml:id="list976803553" text:style-name="L5">
        <text:list-item>
          <text:p text:style-name="P6">Made walk_gl traverse graph, apply transformations when recursing on children, use name stack if picking, and draw primitives.</text:p>
        </text:list-item>
        <text:list-item>
          <text:p text:style-name="P6">Added traversing function “togglePick” that toggles the selected state of the node with matching id (if it's parent is a joint).</text:p>
        </text:list-item>
        <text:list-item>
          <text:p text:style-name="P6">Added traversing function “moveJoints” that rotates selected joints.</text:p>
        </text:list-item>
        <text:list-item>
          <text:p text:style-name="P6">Added traversing function “resetJoints”.</text:p>
        </text:list-item>
        <text:list-item>
          <text:p text:style-name="P6">Added undo and redo stacks to joint nodes.</text:p>
        </text:list-item>
        <text:list-item>
          <text:p text:style-name="P6">Added traversing function “saveJointUndoState” which is called after you complete a joint manipulation action. It saves state to the undo stack and clears the redo stack.</text:p>
        </text:list-item>
        <text:list-item>
          <text:p text:style-name="P6">Added traversing functions “undoJoints” and “redoJoints”.</text:p>
        </text:list-item>
      </text:list>
      <text:h text:style-name="Heading_20_2" text:outline-level="2"><text:soft-page-break/>Puppet Model Hierarchy</text:h>
      <text:p text:style-name="Text_20_body">Here is a textual representation of my puppet's hierarchy. Generally I used joints in the main hierarchy centered at their pivot points and then sphere leaf nodes attached to those.</text:p>
      <text:p text:style-name="Text_20_body"/>
      <text:p text:style-name="Text_20_body">node(root)</text:p>
      <text:list xml:id="list678547137" text:style-name="L6">
        <text:list-item>
          <text:p text:style-name="P7">node(torso) → sphere</text:p>
          <text:list>
            <text:list-item>
              <text:p text:style-name="P7">joint(shoulders) → sphere</text:p>
              <text:list>
                <text:list-item>
                  <text:p text:style-name="P7">joint(leftUpperArm) → sphere</text:p>
                  <text:list>
                    <text:list-item>
                      <text:p text:style-name="P7">joint(leftForearm) → sphere</text:p>
                      <text:list>
                        <text:list-item>
                          <text:p text:style-name="P7">joint(leftHand) → sphere</text:p>
                        </text:list-item>
                      </text:list>
                    </text:list-item>
                  </text:list>
                </text:list-item>
                <text:list-item>
                  <text:p text:style-name="P7">joint(neck) → sphere</text:p>
                  <text:list>
                    <text:list-item>
                      <text:p text:style-name="P7">joint(head) → sphere(head), sphere(left_eye), sphere(right_eye)</text:p>
                    </text:list-item>
                  </text:list>
                </text:list-item>
                <text:list-item>
                  <text:p text:style-name="P7">joint(rightUpperArm) (… same as left ...)</text:p>
                </text:list-item>
              </text:list>
            </text:list-item>
            <text:list-item>
              <text:p text:style-name="P7">node(hips) → sphere</text:p>
              <text:list>
                <text:list-item>
                  <text:p text:style-name="P7">joint(leftThigh) → sphere</text:p>
                  <text:list>
                    <text:list-item>
                      <text:p text:style-name="P7">joint(leftCalf) → sphere</text:p>
                    </text:list-item>
                    <text:list-item>
                      <text:p text:style-name="P7">joint(leftFoot) → sphere</text:p>
                    </text:list-item>
                  </text:list>
                </text:list-item>
                <text:list-item>
                  <text:p text:style-name="P7">joint(rightThigh) (… same as left ...)</text:p>
                </text:list-item>
              </text:list>
            </text:list-item>
          </text:list>
        </text:list-item>
      </text:list>
      <text:h text:style-name="Heading_20_2" text:outline-level="2">Assumptions</text:h>
      <text:list xml:id="list1584153710" text:style-name="L3">
        <text:list-item>
          <text:p text:style-name="P4">When switching from Joint mode to Position/Orientation mode, I can leave joints selected so that you can continue manipulating them after switching back to Joint mode.</text:p>
        </text:list-item>
        <text:list-item>
          <text:p text:style-name="P4">I can make the primitives blink as an indicator of being selected.</text:p>
        </text:list-item>
        <text:list-item>
          <text:p text:style-name="P4">I can add an additional degree of freedom to each node for rotating about the y-axis (consistent with behavior of head but for other joints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06-19T23:23:11</dc:date>
    <meta:editing-duration>PT2H59M57S</meta:editing-duration>
    <meta:editing-cycles>53</meta:editing-cycles>
    <meta:document-statistic meta:table-count="0" meta:image-count="0" meta:object-count="0" meta:page-count="3" meta:paragraph-count="46" meta:word-count="539" meta:character-count="3267" meta:non-whitespace-character-count="2801"/>
  </office:meta>
</office:document-meta>
</file>